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rial" svg:font-family="Arial"/>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53cm" svg:stroke-color="#092a38"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gr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graphic-properties draw:stroke="solid" svg:stroke-width="0cm" svg:stroke-color="#156082" draw:marker-end="msArrowEnd_20_5" draw:marker-end-width="0.21cm" draw:marker-end-center="false"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objectwithoutfill">
      <style:graphic-properties draw:fill="none" draw:textarea-vertical-align="middle" loext:decorative="fals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0" style:family="graphic">
      <style:graphic-properties style:protect="size" loext:decorative="false"/>
    </style:style>
    <style:style style:name="gr2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notes">
      <style:graphic-properties draw:fill-color="#ffffff" fo:min-height="13.364cm" loext:decorative="false"/>
      <style:paragraph-properties style:writing-mode="lr-tb"/>
    </style:style>
    <style:style style:name="P1"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 style:family="paragraph">
      <style:paragraph-properties fo:margin-left="0cm" fo:margin-right="0cm" fo:margin-top="0cm" fo:margin-bottom="0cm" fo:line-height="100%" fo:text-align="start" fo:text-indent="0cm" loext:tab-stop-distance="2.54cm">
        <style:tab-stops/>
      </style:paragraph-properties>
      <style:text-properties fo:font-size="18pt"/>
    </style:style>
    <style:style style:name="P3" style:family="paragraph">
      <loext:graphic-properties draw:fill="none"/>
      <style:paragraph-properties fo:margin-left="0cm" fo:margin-right="0cm" fo:margin-top="0cm" fo:margin-bottom="0cm" fo:line-height="100%" fo:text-align="start" fo:text-indent="0cm" loext:tab-stop-distance="2.54cm" style:writing-mode="lr-tb" style:font-independent-line-spacing="true">
        <style:tab-stops/>
      </style:paragraph-properties>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loext:graphic-properties draw:fill-color="#ffffff"/>
    </style:style>
    <style:style style:name="P8" style:family="paragraph">
      <loext:graphic-properties draw:fill="non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1" style:family="text">
      <style:text-properties fo:font-variant="normal" fo:text-transform="none" fo:color="#000000" loext:opacity="100%" style:text-outline="false" style:text-line-through-style="none" style:text-line-through-type="none" style:text-position="0% 100%" style:font-name="Aptos" fo:font-size="18pt" fo:letter-spacing="normal" fo:language="tr" fo:country="T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Freeform: Shape 3" draw:style-name="gr1" draw:text-style-name="P1" draw:layer="layout" svg:width="22.413cm" svg:height="12.358cm" svg:x="2.929cm" svg:y="4.267cm">
          <text:p/>
          <draw:enhanced-geometry draw:mirror-horizontal="false" draw:mirror-vertical="false" svg:viewBox="0 0 0 0" drawooo:sub-view-size="8069345 4449507" draw:text-areas="?f0 ?f2 ?f1 ?f3" draw:type="ooxml-non-primitive" draw:enhanced-path="M 0 0 C 138260 3142 276641 2848 414780 9426 474745 12281 534301 20984 593889 28280 850661 59722 790499 48748 923827 75414 942681 84841 960511 96678 980388 103694 1057744 130996 1078244 131141 1150071 141402 1228824 180778 1143538 142269 1234912 169682 1347403 203430 1199753 179393 1366887 197962 1382598 204247 1398657 209725 1414021 216816 1439540 228594 1463204 244434 1489436 254523 1504391 260275 1520929 260474 1536570 263950 1549217 266761 1561573 270836 1574277 273377 1593020 277126 1612232 278426 1630838 282804 1700868 299282 1712539 303753 1762813 320511 1792508 342782 1863605 397193 1885361 405352 1910499 414779 1934961 426257 1960776 433633 1979154 438884 1998483 439917 2017337 443059 2150940 509863 1983046 431629 2158739 490193 2197492 503111 2234088 521774 2271860 537327 2287507 543770 2305457 546028 2318994 556181 2331563 565608 2342967 576831 2356701 584461 2475060 650216 2310303 528403 2488677 650449 2622248 741840 2542369 696252 2630079 772998 2638605 780458 2649757 784478 2658359 791851 2671855 803419 2682913 817601 2696066 829558 2788320 913425 2731102 859473 2799761 914400 2818925 929731 2836531 947021 2856322 961534 2883731 981634 2913675 998103 2941163 1018094 3099534 1133272 3010886 1085948 3101419 1131216 3113988 1153212 3120678 1179841 3139126 1197204 3284382 1333915 3227325 1228844 3346516 1348033 3368512 1370029 3392590 1390123 3412504 1414020 3428215 1432874 3442284 1453227 3459638 1470581 3470747 1481690 3486236 1487751 3497345 1498861 3508455 1509971 3514080 1525912 3525625 1536569 3555194 1563863 3588251 1587121 3619893 1611983 3619904 1611991 3695296 1668537 3695308 1668544 3733015 1690540 3770045 1713741 3808429 1734532 3845498 1754611 3921551 1791092 3921551 1791092 3934120 1806803 3945567 1823482 3959258 1838226 3986472 1867534 4019114 1891838 4044099 1923068 4106792 2001432 4067580 1955975 4166648 2055043 4185502 2073897 4200599 2097473 4223209 2111604 L 4298623 2158738 C 4314334 2180734 4328640 2203804 4345757 2224725 4357013 2238482 4374507 2247079 4383464 2262433 4396992 2285623 4400392 2313518 4411745 2337847 4422458 2360804 4437733 2381374 4449452 2403835 4475453 2453671 4495945 2506464 4524866 2554664 4534293 2570375 4542983 2586553 4553147 2601798 4561862 2614870 4573511 2625934 4581427 2639505 4595588 2663782 4603212 2691759 4619134 2714919 4667055 2784622 4677346 2776873 4722829 2828041 4736196 2843079 4747003 2860287 4760537 2875175 4778472 2894904 4799383 2911808 4817097 2931736 4824624 2940204 4828995 2951073 4835951 2960016 4851018 2979388 4867754 2997413 4883085 3016577 4892900 3028845 4901019 3042460 4911365 3054284 4923070 3067661 4936504 3079422 4949073 3091991 4952215 3113987 4951026 3137054 4958499 3157979 4967020 3181837 4984196 3201661 4996207 3223967 5088008 3394454 4913515 3096191 5109328 3412503 5122663 3434043 5129122 3460576 5147036 3478490 5162747 3494201 5179009 3509381 5194170 3525624 5223015 3556529 5249118 3589999 5279011 3619892 5299496 3640377 5322376 3658355 5344998 3676453 5388470 3711231 5466922 3735728 5505254 3751868 5520850 3758435 5537253 3763154 5552388 3770721 5683291 3836172 5571826 3784041 5731497 3846136 5753801 3854810 5774948 3866367 5797485 3874416 5819029 3882110 5841974 3885452 5863473 3893270 5962653 3929335 5832333 3895290 5948314 3930977 5973080 3938597 5998590 3943546 6023728 3949831 6061435 3971827 6100528 3991603 6136850 4015818 6146277 4022103 6154483 4030800 6165130 4034672 6189482 4043527 6215407 4047241 6240545 4053525 6343812 4115487 6237481 4053326 6325386 4100659 6365155 4122073 6429306 4162671 6476215 4176074 6518478 4188149 6801229 4253478 6853287 4260915 6949279 4274628 6975978 4279231 7060677 4289195 7086410 4292222 7192326 4303281 7220932 4308049 7233712 4310179 7245935 4314935 7258640 4317476 7277382 4321225 7296476 4323062 7315200 4326903 7419040 4348203 7520466 4386665 7626285 4392890 L 7786541 4402317 C 7814024 4411478 7857065 4426281 7880809 4430598 7995922 4451527 7988492 4449451 8069345 4449451 N">
            <draw:equation draw:name="f0" draw:formula="0*logwidth/8069040"/>
            <draw:equation draw:name="f1" draw:formula="8069400*logwidth/8069040"/>
            <draw:equation draw:name="f2" draw:formula="0*logheight/4449240"/>
            <draw:equation draw:name="f3" draw:formula="4449600*logheight/4449240"/>
          </draw:enhanced-geometry>
        </draw:custom-shape>
        <draw:custom-shape draw:name="TextBox 4" draw:style-name="gr2" draw:text-style-name="P3" draw:layer="layout" svg:width="3.956cm" svg:height="2.537cm" svg:x="2.528cm" svg:y="1.367cm">
          <text:p text:style-name="P2"><text:span text:style-name="T1">SELECT</text:span></text:p>
          <text:p text:style-name="P2"><text:span text:style-name="T1">FROM</text:span></text:p>
          <text:p text:style-name="P2"><text:span text:style-name="T1">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3" draw:layer="layout" svg:width="4.44cm" svg:height="1.775cm" svg:x="6.766cm" svg:y="2.792cm">
          <text:p text:style-name="P2"><text:span text:style-name="T1">GROUP BY</text:span></text:p>
          <text:p text:style-name="P2"><text:span text:style-name="T1">AGGREG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 draw:text-style-name="P3" draw:layer="layout" svg:width="2.891cm" svg:height="1.013cm" svg:x="11.096cm" svg:y="5.746cm">
          <text:p text:style-name="P2"><text:span text:style-name="T1">HAV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 draw:text-style-name="P3" draw:layer="layout" svg:width="2.214cm" svg:height="1.013cm" svg:x="9.681cm" svg:y="4.667cm">
          <text:p text:style-name="P2"><text:span text:style-name="T1">JO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6" draw:text-style-name="P3" draw:layer="layout" svg:width="4.512cm" svg:height="1.013cm" svg:x="12.309cm" svg:y="6.94cm">
          <text:p text:style-name="P2"><text:span text:style-name="T1">SUB QU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7" draw:text-style-name="P3" draw:layer="layout" svg:width="1.607cm" svg:height="1.013cm" svg:x="15.875cm" svg:y="10.526cm">
          <text:p text:style-name="P2"><text:span text:style-name="T1">C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8" draw:text-style-name="P3" draw:layer="layout" svg:width="11.658cm" svg:height="1.013cm" svg:x="17.137cm" svg:y="13.018cm">
          <text:p text:style-name="P2"><text:span text:style-name="T1">Window Functions, Recursive Qu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9" draw:text-style-name="P3" draw:layer="layout" svg:width="7.488cm" svg:height="1.013cm" svg:x="14.373cm" svg:y="8.499cm">
          <text:p text:style-name="P2"><text:span text:style-name="T1">INDEX FUNDAMENT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0" draw:text-style-name="P3" draw:layer="layout" svg:width="11.032cm" svg:height="1.013cm" svg:x="22.174cm" svg:y="14.496cm">
          <text:p text:style-name="P2"><text:span text:style-name="T1">SQL Tuning, Advanced Index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8" draw:style-name="gr11" draw:text-style-name="P4" draw:layer="layout" draw:type="line" svg:x1="2.436cm" svg:y1="16.627cm" svg:x2="2.437cm" svg:y2="3.584cm" svg:d="M2436 16627l1-13043" svg:viewBox="0 0 2 13044">
          <text:p/>
        </draw:connector>
        <draw:connector draw:name="Straight Arrow Connector 20" draw:style-name="gr11" draw:text-style-name="P4" draw:layer="layout" draw:type="line" svg:x1="2.446cm" svg:y1="16.626cm" svg:x2="28.018cm" svg:y2="16.627cm" svg:d="M2446 16626l25572 1" svg:viewBox="0 0 25573 2">
          <text:p/>
        </draw:connector>
        <draw:custom-shape draw:name="TextBox 21" draw:style-name="gr12" draw:text-style-name="P3" draw:layer="layout" svg:width="2.116cm" svg:height="1.013cm" svg:x="0.406cm" svg:y="3.741cm">
          <text:p text:style-name="P2"><text:span text:style-name="T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3" draw:text-style-name="P3" draw:layer="layout" svg:width="1.752cm" svg:height="1.013cm" svg:x="0.417cm" svg:y="8.499cm">
          <text:p text:style-name="P2"><text:span text:style-name="T1">%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4" draw:text-style-name="P3" draw:layer="layout" svg:width="1.752cm" svg:height="1.013cm" svg:x="0.556cm" svg:y="13.018cm">
          <text:p text:style-name="P2"><text:span text:style-name="T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5" draw:text-style-name="P3" draw:layer="layout" svg:width="1.388cm" svg:height="1.013cm" svg:x="0.599cm" svg:y="15.009cm">
          <text:p text:style-name="P2"><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6" draw:text-style-name="P3" draw:layer="layout" svg:width="10.768cm" svg:height="1.013cm" svg:x="20.844cm" svg:y="1.18cm">
          <text:p text:style-name="P2"><text:span text:style-name="T1">SQL KNOWLEDGE OF DEVELOP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7" draw:text-style-name="P3" draw:layer="layout" svg:width="8.092cm" svg:height="1.775cm" svg:x="0.797cm" svg:y="17.145cm">
          <text:p text:style-name="P2"><text:span text:style-name="T1">Percentage of developers</text:span></text:p>
          <text:p text:style-name="P2"><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8" draw:text-style-name="P5" draw:layer="layout" svg:x1="0.635cm" svg:y1="9.525cm" svg:x2="33.02cm" svg:y2="9.525cm">
          <text:p/>
        </draw:line>
        <draw:frame draw:style-name="gr19" draw:text-style-name="P6" draw:layer="layout" svg:width="5.298cm" svg:height="0.962cm" svg:x="22.86cm" svg:y="4.445cm">
          <draw:text-box>
            <text:p>Junior Developer</text:p>
          </draw:text-box>
        </draw:frame>
        <draw:frame draw:style-name="gr19" draw:text-style-name="P6" draw:layer="layout" svg:width="5.404cm" svg:height="0.962cm" svg:x="22.86cm" svg:y="10.468cm">
          <draw:text-box>
            <text:p>Senior Developer</text:p>
          </draw:text-box>
        </draw:frame>
        <presentation:notes draw:style-name="dp2">
          <draw:page-thumbnail draw:style-name="gr20"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custom-shape draw:name="Freeform: Shape 1" draw:style-name="gr1" draw:text-style-name="P8" draw:layer="layout" svg:width="22.413cm" svg:height="12.358cm" svg:x="2.929cm" svg:y="4.267cm">
          <text:p/>
          <draw:enhanced-geometry draw:mirror-horizontal="false" draw:mirror-vertical="false" svg:viewBox="0 0 0 0" drawooo:sub-view-size="8069345 4449507" draw:text-areas="?f0 ?f2 ?f1 ?f3" draw:type="ooxml-non-primitive" draw:enhanced-path="M 0 0 C 138260 3142 276641 2848 414780 9426 474745 12281 534301 20984 593889 28280 850661 59722 790499 48748 923827 75414 942681 84841 960511 96678 980388 103694 1057744 130996 1078244 131141 1150071 141402 1228824 180778 1143538 142269 1234912 169682 1347403 203430 1199753 179393 1366887 197962 1382598 204247 1398657 209725 1414021 216816 1439540 228594 1463204 244434 1489436 254523 1504391 260275 1520929 260474 1536570 263950 1549217 266761 1561573 270836 1574277 273377 1593020 277126 1612232 278426 1630838 282804 1700868 299282 1712539 303753 1762813 320511 1792508 342782 1863605 397193 1885361 405352 1910499 414779 1934961 426257 1960776 433633 1979154 438884 1998483 439917 2017337 443059 2150940 509863 1983046 431629 2158739 490193 2197492 503111 2234088 521774 2271860 537327 2287507 543770 2305457 546028 2318994 556181 2331563 565608 2342967 576831 2356701 584461 2475060 650216 2310303 528403 2488677 650449 2622248 741840 2542369 696252 2630079 772998 2638605 780458 2649757 784478 2658359 791851 2671855 803419 2682913 817601 2696066 829558 2788320 913425 2731102 859473 2799761 914400 2818925 929731 2836531 947021 2856322 961534 2883731 981634 2913675 998103 2941163 1018094 3099534 1133272 3010886 1085948 3101419 1131216 3113988 1153212 3120678 1179841 3139126 1197204 3284382 1333915 3227325 1228844 3346516 1348033 3368512 1370029 3392590 1390123 3412504 1414020 3428215 1432874 3442284 1453227 3459638 1470581 3470747 1481690 3486236 1487751 3497345 1498861 3508455 1509971 3514080 1525912 3525625 1536569 3555194 1563863 3588251 1587121 3619893 1611983 3619904 1611991 3695296 1668537 3695308 1668544 3733015 1690540 3770045 1713741 3808429 1734532 3845498 1754611 3921551 1791092 3921551 1791092 3934120 1806803 3945567 1823482 3959258 1838226 3986472 1867534 4019114 1891838 4044099 1923068 4106792 2001432 4067580 1955975 4166648 2055043 4185502 2073897 4200599 2097473 4223209 2111604 L 4298623 2158738 C 4314334 2180734 4328640 2203804 4345757 2224725 4357013 2238482 4374507 2247079 4383464 2262433 4396992 2285623 4400392 2313518 4411745 2337847 4422458 2360804 4437733 2381374 4449452 2403835 4475453 2453671 4495945 2506464 4524866 2554664 4534293 2570375 4542983 2586553 4553147 2601798 4561862 2614870 4573511 2625934 4581427 2639505 4595588 2663782 4603212 2691759 4619134 2714919 4667055 2784622 4677346 2776873 4722829 2828041 4736196 2843079 4747003 2860287 4760537 2875175 4778472 2894904 4799383 2911808 4817097 2931736 4824624 2940204 4828995 2951073 4835951 2960016 4851018 2979388 4867754 2997413 4883085 3016577 4892900 3028845 4901019 3042460 4911365 3054284 4923070 3067661 4936504 3079422 4949073 3091991 4952215 3113987 4951026 3137054 4958499 3157979 4967020 3181837 4984196 3201661 4996207 3223967 5088008 3394454 4913515 3096191 5109328 3412503 5122663 3434043 5129122 3460576 5147036 3478490 5162747 3494201 5179009 3509381 5194170 3525624 5223015 3556529 5249118 3589999 5279011 3619892 5299496 3640377 5322376 3658355 5344998 3676453 5388470 3711231 5466922 3735728 5505254 3751868 5520850 3758435 5537253 3763154 5552388 3770721 5683291 3836172 5571826 3784041 5731497 3846136 5753801 3854810 5774948 3866367 5797485 3874416 5819029 3882110 5841974 3885452 5863473 3893270 5962653 3929335 5832333 3895290 5948314 3930977 5973080 3938597 5998590 3943546 6023728 3949831 6061435 3971827 6100528 3991603 6136850 4015818 6146277 4022103 6154483 4030800 6165130 4034672 6189482 4043527 6215407 4047241 6240545 4053525 6343812 4115487 6237481 4053326 6325386 4100659 6365155 4122073 6429306 4162671 6476215 4176074 6518478 4188149 6801229 4253478 6853287 4260915 6949279 4274628 6975978 4279231 7060677 4289195 7086410 4292222 7192326 4303281 7220932 4308049 7233712 4310179 7245935 4314935 7258640 4317476 7277382 4321225 7296476 4323062 7315200 4326903 7419040 4348203 7520466 4386665 7626285 4392890 L 7786541 4402317 C 7814024 4411478 7857065 4426281 7880809 4430598 7995922 4451527 7988492 4449451 8069345 4449451 N">
            <draw:equation draw:name="f0" draw:formula="0*logwidth/8069040"/>
            <draw:equation draw:name="f1" draw:formula="8069400*logwidth/8069040"/>
            <draw:equation draw:name="f2" draw:formula="0*logheight/4449240"/>
            <draw:equation draw:name="f3" draw:formula="4449600*logheight/4449240"/>
          </draw:enhanced-geometry>
        </draw:custom-shape>
        <draw:custom-shape draw:name="TextBox 3" draw:style-name="gr21" draw:text-style-name="P3" draw:layer="layout" svg:width="3.956cm" svg:height="2.537cm" svg:x="2.528cm" svg:y="1.367cm">
          <text:p text:style-name="P2"><text:span text:style-name="T1">SELECT</text:span></text:p>
          <text:p text:style-name="P2"><text:span text:style-name="T1">FROM</text:span></text:p>
          <text:p text:style-name="P2"><text:span text:style-name="T1">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2" draw:text-style-name="P3" draw:layer="layout" svg:width="4.44cm" svg:height="1.775cm" svg:x="6.766cm" svg:y="2.792cm">
          <text:p text:style-name="P2"><text:span text:style-name="T1">GROUP BY</text:span></text:p>
          <text:p text:style-name="P2"><text:span text:style-name="T1">AGGREG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3" draw:text-style-name="P3" draw:layer="layout" svg:width="2.891cm" svg:height="1.013cm" svg:x="11.096cm" svg:y="5.746cm">
          <text:p text:style-name="P2"><text:span text:style-name="T1">HAV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4" draw:text-style-name="P3" draw:layer="layout" svg:width="2.214cm" svg:height="1.013cm" svg:x="9.681cm" svg:y="4.667cm">
          <text:p text:style-name="P2"><text:span text:style-name="T1">JO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5" draw:text-style-name="P3" draw:layer="layout" svg:width="4.512cm" svg:height="1.013cm" svg:x="12.309cm" svg:y="6.94cm">
          <text:p text:style-name="P2"><text:span text:style-name="T1">SUB QU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6" draw:text-style-name="P3" draw:layer="layout" svg:width="1.607cm" svg:height="1.013cm" svg:x="15.875cm" svg:y="10.526cm">
          <text:p text:style-name="P2"><text:span text:style-name="T1">C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7" draw:text-style-name="P3" draw:layer="layout" svg:width="11.658cm" svg:height="1.013cm" svg:x="17.137cm" svg:y="13.018cm">
          <text:p text:style-name="P2"><text:span text:style-name="T1">Window Functions, Recursive Qu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8" draw:text-style-name="P3" draw:layer="layout" svg:width="7.488cm" svg:height="1.013cm" svg:x="14.373cm" svg:y="8.499cm">
          <text:p text:style-name="P2"><text:span text:style-name="T1">INDEX FUNDAMENT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9" draw:text-style-name="P3" draw:layer="layout" svg:width="11.032cm" svg:height="1.013cm" svg:x="22.174cm" svg:y="14.496cm">
          <text:p text:style-name="P2"><text:span text:style-name="T1">SQL Tuning, Advanced Index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 draw:style-name="gr11" draw:text-style-name="P4" draw:layer="layout" draw:type="line" svg:x1="2.436cm" svg:y1="16.627cm" svg:x2="2.437cm" svg:y2="3.584cm" svg:d="M2436 16627l1-13043" svg:viewBox="0 0 2 13044">
          <text:p/>
        </draw:connector>
        <draw:connector draw:name="Straight Arrow Connector 2" draw:style-name="gr11" draw:text-style-name="P4" draw:layer="layout" draw:type="line" svg:x1="2.446cm" svg:y1="16.626cm" svg:x2="28.018cm" svg:y2="16.627cm" svg:d="M2446 16626l25572 1" svg:viewBox="0 0 25573 2">
          <text:p/>
        </draw:connector>
        <draw:custom-shape draw:name="TextBox 25" draw:style-name="gr30" draw:text-style-name="P3" draw:layer="layout" svg:width="2.116cm" svg:height="1.013cm" svg:x="0.406cm" svg:y="3.741cm">
          <text:p text:style-name="P2"><text:span text:style-name="T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31" draw:text-style-name="P3" draw:layer="layout" svg:width="1.752cm" svg:height="1.013cm" svg:x="0.417cm" svg:y="8.499cm">
          <text:p text:style-name="P2"><text:span text:style-name="T1">%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32" draw:text-style-name="P3" draw:layer="layout" svg:width="1.752cm" svg:height="1.013cm" svg:x="0.556cm" svg:y="13.018cm">
          <text:p text:style-name="P2"><text:span text:style-name="T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33" draw:text-style-name="P3" draw:layer="layout" svg:width="1.388cm" svg:height="1.013cm" svg:x="0.599cm" svg:y="15.009cm">
          <text:p text:style-name="P2"><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34" draw:text-style-name="P3" draw:layer="layout" svg:width="5.376cm" svg:height="1.775cm" svg:x="23.534cm" svg:y="1.18cm">
          <text:p text:style-name="P2"><text:span text:style-name="T1">YAZILIMCILARIN</text:span></text:p>
          <text:p text:style-name="P2"><text:span text:style-name="T1">SQL BİLGİ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35" draw:text-style-name="P3" draw:layer="layout" svg:width="5.151cm" svg:height="1.013cm" svg:x="0.406cm" svg:y="17.536cm">
          <text:p text:style-name="P2"><text:span text:style-name="T1">Bilenlerin Oran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8" draw:text-style-name="P5" draw:layer="layout" svg:x1="0.635cm" svg:y1="9.525cm" svg:x2="33.02cm" svg:y2="9.525cm">
          <text:p/>
        </draw:line>
        <draw:frame draw:style-name="gr19" draw:text-style-name="P6" draw:layer="layout" svg:width="8.274cm" svg:height="0.962cm" svg:x="22.818cm" svg:y="5.08cm">
          <draw:text-box>
            <text:p>Başlangıç Yazılım Geliştirici</text:p>
          </draw:text-box>
        </draw:frame>
        <draw:frame draw:style-name="gr19" draw:text-style-name="P6" draw:layer="layout" svg:width="7.567cm" svg:height="0.962cm" svg:x="22.86cm" svg:y="10.468cm">
          <draw:text-box>
            <text:p>Kidemli Yazılım Geliştirici</text:p>
          </draw:text-box>
        </draw:frame>
        <presentation:notes draw:style-name="dp2">
          <draw:page-thumbnail draw:style-name="gr20"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rial" svg:font-family="Arial"/>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outline2" style:display-name="Title and Vertical Text-outline2" style:family="presentation" style:parent-style-name="Title_20_and_20_Vertical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Vertical_20_Text-outline3" style:display-name="Title and Vertical Text-outline3" style:family="presentation" style:parent-style-name="Title_20_and_20_Vertical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Vertical_20_Text-outline4" style:display-name="Title and Vertical Text-outline4" style:family="presentation" style:parent-style-name="Title_20_and_20_Vertical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outline2" style:display-name="Vertical Title and Text-outline2" style:family="presentation" style:parent-style-name="Vertical_20_Title_20_an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Vertical_20_Title_20_and_20_Text-outline3" style:display-name="Vertical Title and Text-outline3" style:family="presentation" style:parent-style-name="Vertical_20_Title_20_an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Vertical_20_Title_20_and_20_Text-outline4" style:display-name="Vertical Title and Text-outline4" style:family="presentation" style:parent-style-name="Vertical_20_Title_20_an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outline3" style:display-name="Section Header-outline3" style:family="presentation" style:parent-style-name="Section_20_Head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outline4" style:display-name="Section Header-outline4" style:family="presentation" style:parent-style-name="Section_20_Head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15"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18"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1"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24"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7"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33"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2pt" style:font-size-asian="14pt" style:font-size-complex="14pt"/>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start"/>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fo:color="#787878" loext:opacity="100%" style:text-outline="false" style:text-line-through-style="none" style:text-line-through-type="none" style:text-position="0% 100%" style:font-name="Apto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82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Title_20_Slide-title" draw:layer="backgroundobjects" svg:width="25.398cm" svg:height="6.63cm" svg:x="4.233cm" svg:y="3.118cm" presentation:class="title" presentation:placeholder="true" presentation:user-transformed="true">
        <draw:text-box/>
      </draw:frame>
      <draw:frame draw:name="PlaceHolder 3" presentation:style-name="Mpr1" draw:text-style-name="MP6" draw:layer="backgroundobjects" svg:width="11.428cm" svg:height="1.012cm" svg:x="11.218cm" svg:y="17.657cm" presentation:class="footer" presentation:user-transformed="true">
        <draw:text-box>
          <text:p text:style-name="MP5"><text:span text:style-name="MT2"><presentation:footer/></text:span></text:p>
        </draw:text-box>
      </draw:frame>
      <draw:frame draw:name="PlaceHolder 4" presentation:style-name="Mpr1" draw:text-style-name="MP8" draw:layer="backgroundobjects" svg:width="7.618cm" svg:height="1.012cm" svg:x="23.918cm" svg:y="17.657cm" presentation:class="page-number" presentation:user-transformed="true">
        <draw:text-box>
          <text:p text:style-name="MP7"><text:span text:style-name="MT3"><text:page-number>&lt;number&gt;</text:page-number></text:span></text:p>
        </draw:text-box>
      </draw:frame>
      <draw:frame draw:name="PlaceHolder 5" presentation:style-name="Mpr1" draw:text-style-name="MP8" draw:layer="backgroundobjects" svg:width="7.618cm" svg:height="1.012cm" svg:x="2.328cm" svg:y="17.657cm" presentation:class="date-time" presentation:user-transformed="true">
        <draw:text-box>
          <text:p text:style-name="MP9"><text:span text:style-name="MT1"><presentation:date-time/></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Mpr4" draw:text-style-name="MP6" draw:layer="backgroundobjects" svg:width="11.428cm" svg:height="1.012cm" svg:x="11.218cm" svg:y="17.657cm" presentation:class="footer" presentation:user-transformed="true">
        <draw:text-box>
          <text:p text:style-name="MP5"><text:span text:style-name="MT2"><presentation:footer/></text:span></text:p>
        </draw:text-box>
      </draw:frame>
      <draw:frame draw:name="PlaceHolder 2" presentation:style-name="Mpr4" draw:text-style-name="MP8" draw:layer="backgroundobjects" svg:width="7.618cm" svg:height="1.012cm" svg:x="23.918cm" svg:y="17.657cm" presentation:class="page-number" presentation:user-transformed="true">
        <draw:text-box>
          <text:p text:style-name="MP7"><text:span text:style-name="MT3"><text:page-number>&lt;number&gt;</text:page-number></text:span></text:p>
        </draw:text-box>
      </draw:frame>
      <draw:frame draw:name="PlaceHolder 3" presentation:style-name="Mpr4" draw:text-style-name="MP8" draw:layer="backgroundobjects" svg:width="7.618cm" svg:height="1.012cm" svg:x="2.328cm" svg:y="17.657cm" presentation:class="date-time" presentation:user-transformed="true">
        <draw:text-box>
          <text:p text:style-name="MP9"><text:span text:style-name="MT1"><presentation:date-time/></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Mpr7" draw:text-style-name="MP6" draw:layer="backgroundobjects" svg:width="11.428cm" svg:height="1.012cm" svg:x="11.218cm" svg:y="17.657cm" presentation:class="footer" presentation:user-transformed="true">
        <draw:text-box>
          <text:p text:style-name="MP5"><text:span text:style-name="MT2"><presentation:footer/></text:span></text:p>
        </draw:text-box>
      </draw:frame>
      <draw:frame draw:name="PlaceHolder 2" presentation:style-name="Mpr7" draw:text-style-name="MP8" draw:layer="backgroundobjects" svg:width="7.618cm" svg:height="1.012cm" svg:x="23.918cm" svg:y="17.657cm" presentation:class="page-number" presentation:user-transformed="true">
        <draw:text-box>
          <text:p text:style-name="MP7"><text:span text:style-name="MT3"><text:page-number>&lt;number&gt;</text:page-number></text:span></text:p>
        </draw:text-box>
      </draw:frame>
      <draw:frame draw:name="PlaceHolder 3" presentation:style-name="Mpr7" draw:text-style-name="MP8" draw:layer="backgroundobjects" svg:width="7.618cm" svg:height="1.012cm" svg:x="2.328cm" svg:y="17.657cm" presentation:class="date-time" presentation:user-transformed="true">
        <draw:text-box>
          <text:p text:style-name="MP9"><text:span text:style-name="MT1"><presentation:date-time/></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Title_20_and_20_Content-title" draw:layer="backgroundobjects" svg:width="25.398cm" svg:height="6.63cm" svg:x="4.233cm" svg:y="3.118cm" presentation:class="title" presentation:placeholder="true" presentation:user-transformed="true">
        <draw:text-box/>
      </draw:frame>
      <draw:frame draw:name="PlaceHolder 2" presentation:style-name="Title_20_and_20_Content-outline1" draw:layer="backgroundobjects" svg:width="30.478cm" svg:height="11.047cm" svg:x="1.693cm" svg:y="4.457cm" presentation:class="outline" presentation:placeholder="true" presentation:user-transformed="true">
        <draw:text-box/>
      </draw:frame>
      <draw:frame draw:name="PlaceHolder 3" presentation:style-name="Mpr10" draw:text-style-name="MP6" draw:layer="backgroundobjects" svg:width="11.428cm" svg:height="1.012cm" svg:x="11.218cm" svg:y="17.657cm" presentation:class="footer" presentation:user-transformed="true">
        <draw:text-box>
          <text:p text:style-name="MP5"><text:span text:style-name="MT2"><presentation:footer/></text:span></text:p>
        </draw:text-box>
      </draw:frame>
      <draw:frame draw:name="PlaceHolder 4" presentation:style-name="Mpr10" draw:text-style-name="MP8" draw:layer="backgroundobjects" svg:width="7.618cm" svg:height="1.012cm" svg:x="23.918cm" svg:y="17.657cm" presentation:class="page-number" presentation:user-transformed="true">
        <draw:text-box>
          <text:p text:style-name="MP7"><text:span text:style-name="MT3"><text:page-number>&lt;number&gt;</text:page-number></text:span></text:p>
        </draw:text-box>
      </draw:frame>
      <draw:frame draw:name="PlaceHolder 5" presentation:style-name="Mpr10" draw:text-style-name="MP8" draw:layer="backgroundobjects" svg:width="7.618cm" svg:height="1.012cm" svg:x="2.328cm" svg:y="17.657cm" presentation:class="date-time" presentation:user-transformed="true">
        <draw:text-box>
          <text:p text:style-name="MP9"><text:span text:style-name="MT1"><presentation:date-time/></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Mpr13" draw:text-style-name="MP6" draw:layer="backgroundobjects" svg:width="11.428cm" svg:height="1.012cm" svg:x="11.218cm" svg:y="17.657cm" presentation:class="footer" presentation:user-transformed="true">
        <draw:text-box>
          <text:p text:style-name="MP5"><text:span text:style-name="MT2"><presentation:footer/></text:span></text:p>
        </draw:text-box>
      </draw:frame>
      <draw:frame draw:name="PlaceHolder 2" presentation:style-name="Mpr13" draw:text-style-name="MP8" draw:layer="backgroundobjects" svg:width="7.618cm" svg:height="1.012cm" svg:x="23.918cm" svg:y="17.657cm" presentation:class="page-number" presentation:user-transformed="true">
        <draw:text-box>
          <text:p text:style-name="MP7"><text:span text:style-name="MT3"><text:page-number>&lt;number&gt;</text:page-number></text:span></text:p>
        </draw:text-box>
      </draw:frame>
      <draw:frame draw:name="PlaceHolder 3" presentation:style-name="Mpr13" draw:text-style-name="MP8" draw:layer="backgroundobjects" svg:width="7.618cm" svg:height="1.012cm" svg:x="2.328cm" svg:y="17.657cm" presentation:class="date-time" presentation:user-transformed="true">
        <draw:text-box>
          <text:p text:style-name="MP9"><text:span text:style-name="MT1"><presentation:date-time/></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Two_20_Content-title" draw:layer="backgroundobjects" svg:width="25.398cm" svg:height="6.63cm" svg:x="4.233cm" svg:y="3.118cm" presentation:class="title" presentation:placeholder="true" presentation:user-transformed="true">
        <draw:text-box/>
      </draw:frame>
      <draw:frame draw:name="PlaceHolder 2" presentation:style-name="Two_20_Content-outline1" draw:layer="backgroundobjects" svg:width="14.872cm" svg:height="11.047cm" svg:x="1.693cm" svg:y="4.457cm" presentation:class="outline" presentation:placeholder="true" presentation:user-transformed="true">
        <draw:text-box/>
      </draw:frame>
      <draw:frame draw:name="PlaceHolder 3" presentation:style-name="Two_20_Content-outline1" draw:layer="backgroundobjects" svg:width="14.872cm" svg:height="11.047cm" svg:x="17.311cm" svg:y="4.457cm" presentation:class="outline" presentation:placeholder="true" presentation:user-transformed="true">
        <draw:text-box/>
      </draw:frame>
      <draw:frame draw:name="PlaceHolder 4" presentation:style-name="Mpr16" draw:text-style-name="MP6" draw:layer="backgroundobjects" svg:width="11.428cm" svg:height="1.012cm" svg:x="11.218cm" svg:y="17.657cm" presentation:class="footer" presentation:user-transformed="true">
        <draw:text-box>
          <text:p text:style-name="MP5"><text:span text:style-name="MT2"><presentation:footer/></text:span></text:p>
        </draw:text-box>
      </draw:frame>
      <draw:frame draw:name="PlaceHolder 5" presentation:style-name="Mpr16" draw:text-style-name="MP8" draw:layer="backgroundobjects" svg:width="7.618cm" svg:height="1.012cm" svg:x="23.918cm" svg:y="17.657cm" presentation:class="page-number" presentation:user-transformed="true">
        <draw:text-box>
          <text:p text:style-name="MP7"><text:span text:style-name="MT3"><text:page-number>&lt;number&gt;</text:page-number></text:span></text:p>
        </draw:text-box>
      </draw:frame>
      <draw:frame draw:name="PlaceHolder 6" presentation:style-name="Mpr16" draw:text-style-name="MP8" draw:layer="backgroundobjects" svg:width="7.618cm" svg:height="1.012cm" svg:x="2.328cm" svg:y="17.657cm" presentation:class="date-time" presentation:user-transformed="true">
        <draw:text-box>
          <text:p text:style-name="MP9"><text:span text:style-name="MT1"><presentation:date-time/></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Mpr19" draw:text-style-name="MP6" draw:layer="backgroundobjects" svg:width="11.428cm" svg:height="1.012cm" svg:x="11.218cm" svg:y="17.657cm" presentation:class="footer" presentation:user-transformed="true">
        <draw:text-box>
          <text:p text:style-name="MP5"><text:span text:style-name="MT2"><presentation:footer/></text:span></text:p>
        </draw:text-box>
      </draw:frame>
      <draw:frame draw:name="PlaceHolder 2" presentation:style-name="Mpr19" draw:text-style-name="MP8" draw:layer="backgroundobjects" svg:width="7.618cm" svg:height="1.012cm" svg:x="23.918cm" svg:y="17.657cm" presentation:class="page-number" presentation:user-transformed="true">
        <draw:text-box>
          <text:p text:style-name="MP7"><text:span text:style-name="MT3"><text:page-number>&lt;number&gt;</text:page-number></text:span></text:p>
        </draw:text-box>
      </draw:frame>
      <draw:frame draw:name="PlaceHolder 3" presentation:style-name="Mpr19" draw:text-style-name="MP8" draw:layer="backgroundobjects" svg:width="7.618cm" svg:height="1.012cm" svg:x="2.328cm" svg:y="17.657cm" presentation:class="date-time" presentation:user-transformed="true">
        <draw:text-box>
          <text:p text:style-name="MP9"><text:span text:style-name="MT1"><presentation:date-time/></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Title_20_Only-title" draw:layer="backgroundobjects" svg:width="25.398cm" svg:height="6.63cm" svg:x="4.233cm" svg:y="3.118cm" presentation:class="title" presentation:placeholder="true" presentation:user-transformed="true">
        <draw:text-box/>
      </draw:frame>
      <draw:frame draw:name="PlaceHolder 2" presentation:style-name="Mpr22" draw:text-style-name="MP6" draw:layer="backgroundobjects" svg:width="11.428cm" svg:height="1.012cm" svg:x="11.218cm" svg:y="17.657cm" presentation:class="footer" presentation:user-transformed="true">
        <draw:text-box>
          <text:p text:style-name="MP5"><text:span text:style-name="MT2"><presentation:footer/></text:span></text:p>
        </draw:text-box>
      </draw:frame>
      <draw:frame draw:name="PlaceHolder 3" presentation:style-name="Mpr22" draw:text-style-name="MP8" draw:layer="backgroundobjects" svg:width="7.618cm" svg:height="1.012cm" svg:x="23.918cm" svg:y="17.657cm" presentation:class="page-number" presentation:user-transformed="true">
        <draw:text-box>
          <text:p text:style-name="MP7"><text:span text:style-name="MT3"><text:page-number>&lt;number&gt;</text:page-number></text:span></text:p>
        </draw:text-box>
      </draw:frame>
      <draw:frame draw:name="PlaceHolder 4" presentation:style-name="Mpr22" draw:text-style-name="MP8" draw:layer="backgroundobjects" svg:width="7.618cm" svg:height="1.012cm" svg:x="2.328cm" svg:y="17.657cm" presentation:class="date-time" presentation:user-transformed="true">
        <draw:text-box>
          <text:p text:style-name="MP9"><text:span text:style-name="MT1"><presentation:date-time/></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Mpr25" draw:text-style-name="MP6" draw:layer="backgroundobjects" svg:width="11.428cm" svg:height="1.012cm" svg:x="11.218cm" svg:y="17.657cm" presentation:class="footer" presentation:user-transformed="true">
        <draw:text-box>
          <text:p text:style-name="MP5"><text:span text:style-name="MT2"><presentation:footer/></text:span></text:p>
        </draw:text-box>
      </draw:frame>
      <draw:frame draw:name="PlaceHolder 2" presentation:style-name="Mpr25" draw:text-style-name="MP8" draw:layer="backgroundobjects" svg:width="7.618cm" svg:height="1.012cm" svg:x="23.918cm" svg:y="17.657cm" presentation:class="page-number" presentation:user-transformed="true">
        <draw:text-box>
          <text:p text:style-name="MP7"><text:span text:style-name="MT3"><text:page-number>&lt;number&gt;</text:page-number></text:span></text:p>
        </draw:text-box>
      </draw:frame>
      <draw:frame draw:name="PlaceHolder 3" presentation:style-name="Mpr25" draw:text-style-name="MP8" draw:layer="backgroundobjects" svg:width="7.618cm" svg:height="1.012cm" svg:x="2.328cm" svg:y="17.657cm" presentation:class="date-time" presentation:user-transformed="true">
        <draw:text-box>
          <text:p text:style-name="MP9"><text:span text:style-name="MT1"><presentation:date-time/></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Mpr28" draw:text-style-name="MP6" draw:layer="backgroundobjects" svg:width="11.428cm" svg:height="1.012cm" svg:x="11.218cm" svg:y="17.657cm" presentation:class="footer" presentation:user-transformed="true">
        <draw:text-box>
          <text:p text:style-name="MP5"><text:span text:style-name="MT2"><presentation:footer/></text:span></text:p>
        </draw:text-box>
      </draw:frame>
      <draw:frame draw:name="PlaceHolder 2" presentation:style-name="Mpr28" draw:text-style-name="MP8" draw:layer="backgroundobjects" svg:width="7.618cm" svg:height="1.012cm" svg:x="23.918cm" svg:y="17.657cm" presentation:class="page-number" presentation:user-transformed="true">
        <draw:text-box>
          <text:p text:style-name="MP7"><text:span text:style-name="MT3"><text:page-number>&lt;number&gt;</text:page-number></text:span></text:p>
        </draw:text-box>
      </draw:frame>
      <draw:frame draw:name="PlaceHolder 3" presentation:style-name="Mpr28" draw:text-style-name="MP8" draw:layer="backgroundobjects" svg:width="7.618cm" svg:height="1.012cm" svg:x="2.328cm" svg:y="17.657cm" presentation:class="date-time" presentation:user-transformed="true">
        <draw:text-box>
          <text:p text:style-name="MP9"><text:span text:style-name="MT1"><presentation:date-time/></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Mpr31" draw:text-style-name="MP6" draw:layer="backgroundobjects" svg:width="11.428cm" svg:height="1.012cm" svg:x="11.218cm" svg:y="17.657cm" presentation:class="footer" presentation:user-transformed="true">
        <draw:text-box>
          <text:p text:style-name="MP5"><text:span text:style-name="MT2"><presentation:footer/></text:span></text:p>
        </draw:text-box>
      </draw:frame>
      <draw:frame draw:name="PlaceHolder 2" presentation:style-name="Mpr31" draw:text-style-name="MP8" draw:layer="backgroundobjects" svg:width="7.618cm" svg:height="1.012cm" svg:x="23.918cm" svg:y="17.657cm" presentation:class="page-number" presentation:user-transformed="true">
        <draw:text-box>
          <text:p text:style-name="MP7"><text:span text:style-name="MT3"><text:page-number>&lt;number&gt;</text:page-number></text:span></text:p>
        </draw:text-box>
      </draw:frame>
      <draw:frame draw:name="PlaceHolder 3" presentation:style-name="Mpr31" draw:text-style-name="MP8" draw:layer="backgroundobjects" svg:width="7.618cm" svg:height="1.012cm" svg:x="2.328cm" svg:y="17.657cm" presentation:class="date-time" presentation:user-transformed="true">
        <draw:text-box>
          <text:p text:style-name="MP9"><text:span text:style-name="MT1"><presentation:date-time/></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22:33:40</meta:creation-date>
    <meta:initial-creator>Özgür, Atilla</meta:initial-creator>
    <dc:language>en-US</dc:language>
    <dc:date>2024-10-16T14:44:09.527801252</dc:date>
    <meta:editing-cycles>6</meta:editing-cycles>
    <dc:title>PowerPoint Presentation</dc:title>
    <meta:editing-duration>PT12M58S</meta:editing-duration>
    <meta:generator>LibreOffice/24.2.6.2$Linux_X86_64 LibreOffice_project/420$Build-2</meta:generator>
    <meta:document-statistic meta:object-count="163"/>
    <meta:user-defined meta:name="AppVersion">15.0000</meta:user-defined>
    <meta:user-defined meta:name="PresentationFormat">Widescreen</meta:user-defined>
    <meta:user-defined meta:name="Slides" meta:value-type="float">1</meta:user-defined>
  </office:meta>
</office:document-meta>
</file>